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3653in" fo:margin-left="0.491in" table:align="left"/>
    </style:style>
    <style:style style:name="Table1.A" style:family="table-column">
      <style:table-column-properties style:column-width="6.3653in"/>
    </style:style>
    <style:style style:name="Table1.A1" style:family="table-cell">
      <style:table-cell-properties style:vertical-align="middle" fo:background-color="#e0e0e0" fo:padding="0.0194in" fo:border="none">
        <style:background-image/>
      </style:table-cell-properties>
    </style:style>
    <style:style style:name="P1" style:family="paragraph" style:parent-style-name="Standard">
      <style:text-properties officeooo:rsid="000160e5" officeooo:paragraph-rsid="000d7637"/>
    </style:style>
    <style:style style:name="P2" style:family="paragraph" style:parent-style-name="Standard">
      <style:text-properties officeooo:rsid="000e31f5" officeooo:paragraph-rsid="000d7637"/>
    </style:style>
    <style:style style:name="P3" style:family="paragraph" style:parent-style-name="Text_20_body">
      <style:text-properties officeooo:rsid="000160e5" officeooo:paragraph-rsid="000d7637"/>
    </style:style>
    <style:style style:name="P4" style:family="paragraph" style:parent-style-name="Text_20_body">
      <style:text-properties officeooo:paragraph-rsid="000e31f5"/>
    </style:style>
    <style:style style:name="P5" style:family="paragraph" style:parent-style-name="Text_20_body">
      <style:text-properties officeooo:rsid="000f918a" officeooo:paragraph-rsid="000f918a"/>
    </style:style>
    <style:style style:name="P6" style:family="paragraph" style:parent-style-name="Text_20_body">
      <style:text-properties officeooo:rsid="00126d26" officeooo:paragraph-rsid="00126d26"/>
    </style:style>
    <style:style style:name="P7" style:family="paragraph" style:parent-style-name="Text_20_body">
      <style:text-properties officeooo:rsid="00126d26" officeooo:paragraph-rsid="0014e91a"/>
    </style:style>
    <style:style style:name="P8" style:family="paragraph" style:parent-style-name="Text_20_body">
      <style:text-properties officeooo:paragraph-rsid="0014e91a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25f43"/>
    </style:style>
    <style:style style:name="P12" style:family="paragraph" style:parent-style-name="Standard">
      <style:text-properties officeooo:paragraph-rsid="000d7637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color="#000000" officeooo:rsid="0014e149" officeooo:paragraph-rsid="0014e91a"/>
    </style:style>
    <style:style style:name="P15" style:family="paragraph" style:parent-style-name="Text_20_body" style:list-style-name="L2"/>
    <style:style style:name="P16" style:family="paragraph" style:parent-style-name="Text_20_body" style:list-style-name="L3">
      <style:text-properties officeooo:paragraph-rsid="001a7c7b"/>
    </style:style>
    <style:style style:name="P17" style:family="paragraph" style:parent-style-name="Text_20_body">
      <style:text-properties officeooo:paragraph-rsid="001a7c7b"/>
    </style:style>
    <style:style style:name="P18" style:family="paragraph" style:parent-style-name="Text_20_body" style:list-style-name="L3">
      <style:text-properties fo:color="#1b75bc" style:font-name="Liberation Mono" fo:font-size="12pt" officeooo:paragraph-rsid="001a7c7b" style:font-size-asian="12pt" style:font-size-complex="12pt"/>
    </style:style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P20" style:family="paragraph" style:parent-style-name="Text_20_body" style:list-style-name="L2">
      <style:paragraph-properties fo:margin-top="0in" fo:margin-bottom="0in" loext:contextual-spacing="false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paragraph-rsid="0016ec2d"/>
    </style:style>
    <style:style style:name="P22" style:family="paragraph" style:parent-style-name="Text_20_body" style:list-style-name="L3">
      <style:paragraph-properties fo:margin-top="0in" fo:margin-bottom="0in" loext:contextual-spacing="false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officeooo:paragraph-rsid="0018b7fd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fo:color="#1b75bc" style:font-name="Liberation Mono" fo:font-size="12pt" officeooo:paragraph-rsid="0018b7fd" style:font-size-asian="12pt" style:font-size-complex="12pt"/>
    </style:style>
    <style:style style:name="P25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officeooo:paragraph-rsid="0018b7fd" style:font-size-asian="12pt" style:font-size-complex="12pt"/>
    </style:style>
    <style:style style:name="P26" style:family="paragraph" style:parent-style-name="Preformatted_20_Text" style:list-style-name="L2">
      <style:text-properties fo:color="#0066b3" fo:font-size="12pt" style:font-size-asian="12pt" style:font-size-complex="12pt"/>
    </style:style>
    <style:style style:name="P27" style:family="paragraph" style:parent-style-name="Preformatted_20_Text">
      <style:text-properties fo:color="#1b75bc" fo:font-size="12pt" style:font-size-asian="12pt" style:font-size-complex="12pt"/>
    </style:style>
    <style:style style:name="P28" style:family="paragraph" style:parent-style-name="Preformatted_20_Text">
      <style:text-properties fo:color="#1b75bc" style:font-name="Liberation Mono" fo:font-size="12pt" style:font-size-asian="12pt" style:font-size-complex="12pt"/>
    </style:style>
    <style:style style:name="P29" style:family="paragraph" style:parent-style-name="Preformatted_20_Text">
      <style:text-properties fo:font-size="12pt" style:font-size-asian="12pt" style:font-size-complex="12pt"/>
    </style:style>
    <style:style style:name="P30" style:family="paragraph" style:parent-style-name="Preformatted_20_Text" style:list-style-name="L2">
      <style:paragraph-properties fo:margin-top="0in" fo:margin-bottom="0in" loext:contextual-spacing="false"/>
      <style:text-properties fo:color="#0066b3" fo:font-size="12pt" style:font-size-asian="12pt" style:font-size-complex="12pt"/>
    </style:style>
    <style:style style:name="P31" style:family="paragraph" style:parent-style-name="Preformatted_20_Text" style:list-style-name="L2">
      <style:paragraph-properties fo:margin-top="0in" fo:margin-bottom="0in" loext:contextual-spacing="false"/>
      <style:text-properties fo:color="#0066b3" fo:font-size="12pt" officeooo:paragraph-rsid="0016ec2d" style:font-size-asian="12pt" style:font-size-complex="12pt"/>
    </style:style>
    <style:style style:name="P32" style:family="paragraph" style:parent-style-name="Preformatted_20_Text" style:list-style-name="L3">
      <style:paragraph-properties fo:margin-top="0in" fo:margin-bottom="0in" loext:contextual-spacing="false"/>
      <style:text-properties fo:color="#1b75bc" fo:font-size="12pt" officeooo:rsid="001a7c7b" officeooo:paragraph-rsid="001a7c7b" style:font-size-asian="12pt" style:font-size-complex="12pt"/>
    </style:style>
    <style:style style:name="P33" style:family="paragraph" style:parent-style-name="Preformatted_20_Text" style:list-style-name="L3">
      <style:paragraph-properties fo:margin-top="0in" fo:margin-bottom="0in" loext:contextual-spacing="false"/>
      <style:text-properties fo:color="#1b75bc" fo:font-size="12pt" officeooo:rsid="0018b7fd" officeooo:paragraph-rsid="0018b7fd" style:font-size-asian="12pt" style:font-size-complex="12pt"/>
    </style:style>
    <style:style style:name="P34" style:family="paragraph" style:parent-style-name="Preformatted_20_Text">
      <style:paragraph-properties fo:margin-top="0in" fo:margin-bottom="0.1965in" loext:contextual-spacing="false"/>
      <style:text-properties fo:color="#0066b3" fo:font-size="12pt" style:font-size-asian="12pt" style:font-size-complex="12pt"/>
    </style:style>
    <style:style style:name="P35" style:family="paragraph" style:parent-style-name="Preformatted_20_Text">
      <style:paragraph-properties fo:margin-top="0in" fo:margin-bottom="0.1965in" loext:contextual-spacing="false"/>
      <style:text-properties fo:color="#0066b3" style:font-name="Liberation Mono" fo:font-size="12pt" officeooo:paragraph-rsid="0016ec2d" style:font-size-asian="12pt" style:font-size-complex="12pt"/>
    </style:style>
    <style:style style:name="P36" style:family="paragraph" style:parent-style-name="Preformatted_20_Text">
      <style:paragraph-properties fo:margin-top="0in" fo:margin-bottom="0.1965in" loext:contextual-spacing="false"/>
      <style:text-properties fo:color="#1b75bc"/>
    </style:style>
    <style:style style:name="P37" style:family="paragraph" style:parent-style-name="Preformatted_20_Text">
      <style:paragraph-properties fo:margin-top="0in" fo:margin-bottom="0.1965in" loext:contextual-spacing="false"/>
      <style:text-properties fo:color="#1b75bc" fo:font-size="12pt" style:font-size-asian="12pt" style:font-size-complex="12pt"/>
    </style:style>
    <style:style style:name="P38" style:family="paragraph" style:parent-style-name="Preformatted_20_Text">
      <style:paragraph-properties fo:margin-top="0in" fo:margin-bottom="0.1965in" loext:contextual-spacing="false"/>
      <style:text-properties fo:color="#1b75bc" fo:font-size="12pt" officeooo:rsid="001ddb18" officeooo:paragraph-rsid="001ddb18" style:font-size-asian="12pt" style:font-size-complex="12pt"/>
    </style:style>
    <style:style style:name="P39" style:family="paragraph" style:parent-style-name="Preformatted_20_Text">
      <style:paragraph-properties fo:margin-top="0in" fo:margin-bottom="0.1965in" loext:contextual-spacing="false"/>
      <style:text-properties fo:color="#1b75bc" fo:font-size="12pt" officeooo:paragraph-rsid="0026c7a3" style:font-size-asian="12pt" style:font-size-complex="12pt"/>
    </style:style>
    <style:style style:name="P40" style:family="paragraph" style:parent-style-name="Preformatted_20_Text">
      <style:paragraph-properties fo:margin-top="0in" fo:margin-bottom="0.1965in" loext:contextual-spacing="false"/>
      <style:text-properties fo:color="#1b75bc" style:font-name="Liberation Mono" fo:font-size="12pt" style:font-size-asian="12pt" style:font-size-complex="12pt"/>
    </style:style>
    <style:style style:name="P41" style:family="paragraph" style:parent-style-name="Preformatted_20_Text">
      <style:paragraph-properties fo:margin-top="0in" fo:margin-bottom="0.1965in" loext:contextual-spacing="false"/>
      <style:text-properties fo:color="#1b75bc" style:font-name="Liberation Serif" fo:font-size="12pt" style:font-size-asian="12pt" style:font-size-complex="12pt"/>
    </style:style>
    <style:style style:name="P42" style:family="paragraph" style:parent-style-name="Preformatted_20_Text">
      <style:paragraph-properties fo:margin-top="0in" fo:margin-bottom="0.1965in" loext:contextual-spacing="false"/>
      <style:text-properties fo:color="#1b75bc" style:font-name="F" fo:font-size="12pt" style:font-size-asian="12pt" style:font-size-complex="12pt"/>
    </style:style>
    <style:style style:name="P43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T1" style:family="text">
      <style:text-properties officeooo:rsid="000d7637"/>
    </style:style>
    <style:style style:name="T2" style:family="text">
      <style:text-properties fo:color="#ff00ff" fo:font-weight="bold"/>
    </style:style>
    <style:style style:name="T3" style:family="text">
      <style:text-properties fo:color="#ff00ff" fo:font-weight="bold" officeooo:rsid="0014e149"/>
    </style:style>
    <style:style style:name="T4" style:family="text">
      <style:text-properties fo:color="#232729" fo:background-color="#eeeeec" loext:char-shading-value="0"/>
    </style:style>
    <style:style style:name="T5" style:family="text">
      <style:text-properties fo:color="#006d6f"/>
    </style:style>
    <style:style style:name="T6" style:family="text">
      <style:text-properties fo:color="#000000"/>
    </style:style>
    <style:style style:name="T7" style:family="text">
      <style:text-properties fo:color="#000000" officeooo:rsid="0014e149"/>
    </style:style>
    <style:style style:name="T8" style:family="text">
      <style:text-properties fo:color="#000000" style:font-name="Liberation Mono"/>
    </style:style>
    <style:style style:name="T9" style:family="text">
      <style:text-properties fo:color="#000000" style:font-name="Liberation Mono" officeooo:rsid="0014e149"/>
    </style:style>
    <style:style style:name="T10" style:family="text">
      <style:text-properties fo:color="#000000" officeooo:rsid="001f678f"/>
    </style:style>
    <style:style style:name="T11" style:family="text">
      <style:text-properties fo:color="#000000" fo:font-weight="bold" officeooo:rsid="001f678f"/>
    </style:style>
    <style:style style:name="T12" style:family="text">
      <style:text-properties fo:color="#0066b3"/>
    </style:style>
    <style:style style:name="T13" style:family="text">
      <style:text-properties fo:color="#0066b3" style:font-name="Liberation Mono" fo:font-size="12pt" style:font-size-asian="12pt" style:font-size-complex="12pt"/>
    </style:style>
    <style:style style:name="T14" style:family="text">
      <style:text-properties fo:color="#0066b3" style:font-name="Liberation Mono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ba1e9"/>
    </style:style>
    <style:style style:name="T18" style:family="text">
      <style:text-properties fo:font-style="italic"/>
    </style:style>
    <style:style style:name="T19" style:family="text">
      <style:text-properties officeooo:rsid="000e31f5"/>
    </style:style>
    <style:style style:name="T20" style:family="text">
      <style:text-properties fo:color="#8ae234" fo:font-weight="bold"/>
    </style:style>
    <style:style style:name="T21" style:family="text">
      <style:text-properties fo:color="#729fcf" fo:font-weight="bold"/>
    </style:style>
    <style:style style:name="T22" style:family="text">
      <style:text-properties fo:color="#1b75bc"/>
    </style:style>
    <style:style style:name="T23" style:family="text">
      <style:text-properties fo:color="#1b75bc" fo:font-weight="bold"/>
    </style:style>
    <style:style style:name="T24" style:family="text">
      <style:text-properties fo:color="#1b75bc" fo:font-weight="bold" style:font-weight-asian="bold" style:font-weight-complex="bold"/>
    </style:style>
    <style:style style:name="T25" style:family="text">
      <style:text-properties fo:color="#1b75bc" style:font-name="F" fo:font-size="12pt" style:font-size-asian="12pt" style:font-size-complex="12pt"/>
    </style:style>
    <style:style style:name="T26" style:family="text">
      <style:text-properties fo:color="#1b75bc" style:font-name="F" fo:font-size="12pt" fo:font-weight="bold" style:font-size-asian="12pt" style:font-weight-asian="bold" style:font-size-complex="12pt" style:font-weight-complex="bold"/>
    </style:style>
    <style:style style:name="T27" style:family="text">
      <style:text-properties officeooo:rsid="001ddb1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bby Laudeman</text:p>
      <text:p text:style-name="P1">CSE 460</text:p>
      <text:p text:style-name="P1">Lab <text:span text:style-name="T1">2</text:span></text:p>
      <text:p text:style-name="P1"/>
      <text:p text:style-name="P3"><text:span text:style-name="T2">Exercise</text:span>: </text:p>
      <text:list xml:id="list1051060633" text:style-name="L1">
        <text:list-item>
          <text:p text:style-name="P13">Write the following shell script, save it, execute it and note down its output.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$ vi ginfo</text:p>
            <text:p text:style-name="Preformatted_20_Text">#</text:p>
            <text:p text:style-name="Preformatted_20_Text">#</text:p>
            <text:p text:style-name="Preformatted_20_Text"># Script to print user information who currently login, current date &amp; time</text:p>
            <text:p text:style-name="Preformatted_20_Text">#</text:p>
            <text:p text:style-name="Preformatted_20_Text">clear</text:p>
            <text:p text:style-name="Preformatted_20_Text">echo "Hello $USER"</text:p>
            <text:p text:style-name="Preformatted_20_Text">echo "Today is <text:s/>";date</text:p>
            <text:p text:style-name="Preformatted_20_Text">echo "Number of user login : " ; who | wc -l</text:p>
            <text:p text:style-name="Preformatted_20_Text">echo "Calendar"</text:p>
            <text:p text:style-name="Preformatted_20_Text">cal</text:p>
            <text:p text:style-name="P10">exit 0</text:p>
          </table:table-cell>
        </table:table-row>
      </table:table>
      <text:p text:style-name="P4"/>
      <text:p text:style-name="P5"><text:span text:style-name="T12">Output</text:span>:</text:p>
      <text:p text:style-name="P4"><text:tab/>Hello 005705423@csusb.edu</text:p>
      <text:p text:style-name="Preformatted_20_Text"><text:tab/>Today is <text:s/></text:p>
      <text:p text:style-name="Preformatted_20_Text"><text:tab/>Tue Apr <text:s/>9 14:47:16 PDT 2019</text:p>
      <text:p text:style-name="Preformatted_20_Text"><text:tab/>Number of user login : </text:p>
      <text:p text:style-name="Preformatted_20_Text"><text:tab/>1</text:p>
      <text:p text:style-name="Preformatted_20_Text"><text:tab/>Calendar</text:p>
      <text:p text:style-name="Preformatted_20_Text"><text:tab/> <text:s text:c="4"/>April 2019 <text:s text:c="4"/></text:p>
      <text:p text:style-name="Preformatted_20_Text"><text:tab/>Su Mo Tu We Th Fr Sa</text:p>
      <text:p text:style-name="Preformatted_20_Text"><text:tab/> <text:s text:c="3"/>1 <text:s/>2 <text:s/>3 <text:s/>4 <text:s/>5 <text:s/>6</text:p>
      <text:p text:style-name="Preformatted_20_Text"><text:tab/> 7 <text:s/>8 <text:span text:style-name="T4"><text:s/>9</text:span> 10 11 12 13</text:p>
      <text:p text:style-name="Preformatted_20_Text"><text:tab/>14 15 16 17 18 19 20</text:p>
      <text:p text:style-name="Preformatted_20_Text"><text:tab/>21 22 23 24 25 26 27</text:p>
      <text:p text:style-name="P11"><text:tab/>28 29 30 <text:s text:c="2"/></text:p>
      <text:p text:style-name="P11"><text:tab/>What difference do you see when executing the script with</text:p>
      <text:p text:style-name="P11"><text:tab/>$ ./ginfo </text:p>
      <text:list xml:id="list153008262907249" text:continue-numbering="true" text:style-name="L1">
        <text:list-header>
          <text:p text:style-name="P19">and with </text:p>
          <text:list>
            <text:list-header>
              <text:p text:style-name="P19">$ . ./ginfo </text:p>
            </text:list-header>
          </text:list>
          <text:p text:style-name="P13">Why? </text:p>
        </text:list-header>
      </text:list>
      <text:p text:style-name="P6"><text:span text:style-name="T12">Answer</text:span><text:span text:style-name="T5">:</text:span></text:p>
      <text:p text:style-name="P7"><text:span text:style-name="T5"><text:tab/></text:span><text:span text:style-name="T8">When executing the script with $ ./ginfo it executes normally <text:tab/>outputting the same thing as <text:tab/>above. When executing the script <text:tab/>with $. ./ginfo the terminal closes because it is </text:span><text:span text:style-name="T9">run in the <text:tab/>current shell not a new one, so the exit command closes the <text:tab/>terminal.</text:span></text:p>
      <text:p text:style-name="P14"><text:soft-page-break/></text:p>
      <text:p text:style-name="P8"><text:span text:style-name="T7"><text:s/></text:span><text:span text:style-name="T3">Exercise</text:span><text:span text:style-name="T7">: </text:span></text:p>
      <text:list xml:id="list323738503" text:style-name="L2">
        <text:list-header>
          <text:p text:style-name="P20">Use the system variables to fine out the following: </text:p>
          <text:list>
            <text:list-item>
              <text:p text:style-name="P20">your current working directory</text:p>
            </text:list-item>
          </text:list>
        </text:list-header>
      </text:list>
      <text:p text:style-name="P9"><text:tab/><text:tab/><text:span text:style-name="T14">[005705423@csusb.edu@jb358-14 Lab2]$</text:span><text:span text:style-name="T13"> echo $PWD</text:span></text:p>
      <text:p text:style-name="P35"><text:tab/><text:tab/>/home/csusb.edu/005705423/cse460/Lab2</text:p>
      <text:list xml:id="list153008294553220" text:continue-numbering="true" text:style-name="L2">
        <text:list-item>
          <text:list>
            <text:list-item>
              <text:p text:style-name="P21">your login name </text:p>
              <text:p text:style-name="P31"><text:span text:style-name="T16">[005705423@csusb.edu@jb358-14 Lab2]$</text:span> echo $LOGNAME</text:p>
            </text:list-item>
          </text:list>
        </text:list-item>
      </text:list>
      <text:p text:style-name="P34"><text:tab/><text:tab/>005705423@csusb.edu</text:p>
      <text:list xml:id="list153006798636596" text:continue-numbering="true" text:style-name="L2">
        <text:list-item>
          <text:list>
            <text:list-item>
              <text:p text:style-name="P20">the version of your shell </text:p>
            </text:list-item>
          </text:list>
        </text:list-item>
      </text:list>
      <text:p text:style-name="P9"><text:tab/><text:tab/><text:span text:style-name="T26">[005705423@csusb.edu@jb358-14 Lab2]$</text:span><text:span text:style-name="T25"> echo $BASH_VERSION</text:span></text:p>
      <text:p text:style-name="P42"><text:tab/><text:tab/>4.4.23(1)-release</text:p>
      <text:list xml:id="list153007808096697" text:continue-numbering="true" text:style-name="L2">
        <text:list-item>
          <text:list>
            <text:list-item>
              <text:p text:style-name="P20">your home directory </text:p>
              <text:p text:style-name="P30"><text:span text:style-name="T16">[005705423@csusb.edu@jb358-14 Lab2]$</text:span> echo $HOME</text:p>
            </text:list-item>
          </text:list>
        </text:list-item>
      </text:list>
      <text:p text:style-name="P34"><text:tab/><text:tab/>/home/csusb.edu/005705423</text:p>
      <text:list xml:id="list153007063292598" text:continue-numbering="true" text:style-name="L2">
        <text:list-item>
          <text:list>
            <text:list-item>
              <text:p text:style-name="P15">the number of columns of your current terminal </text:p>
              <text:p text:style-name="P26"><text:span text:style-name="T16">[005705423@csusb.edu@jb358-14 Lab2]$</text:span> echo $COLUMNS</text:p>
            </text:list-item>
          </text:list>
        </text:list-item>
      </text:list>
      <text:p text:style-name="P34"><text:tab/><text:tab/>80</text:p>
      <text:p text:style-name="P14"><text:tab/></text:p>
      <text:p text:style-name="P12"><text:span text:style-name="T19"><text:tab/></text:span><text:span text:style-name="T2">Exercise</text:span>: (You may look up the Internet to find the answers) </text:p>
      <text:list xml:id="list3632326556" text:style-name="L3">
        <text:list-item>
          <text:p text:style-name="P22">Q.1.How do you define variable x with value 10 and print it on screen? </text:p>
          <text:p text:style-name="P33"><text:span text:style-name="T15">bobby@blade</text:span>:<text:span text:style-name="T15">~/cse/cse460/Lab2</text:span><text:span text:style-name="T16">$</text:span> x=10</text:p>
        </text:list-item>
      </text:list>
      <text:p text:style-name="P29"><text:span text:style-name="T20"><text:tab/></text:span><text:span text:style-name="T23">bobby@blade</text:span><text:span text:style-name="T22">:</text:span><text:span text:style-name="T23">~/cse/cse460/Lab2</text:span><text:span text:style-name="T24">$</text:span><text:span text:style-name="T22"> echo $x</text:span></text:p>
      <text:p text:style-name="P43"><text:span text:style-name="T22"><text:tab/>10</text:span></text:p>
      <text:list xml:id="list153008092292620" text:continue-numbering="true" text:style-name="L3">
        <text:list-item>
          <text:p text:style-name="P22">Q.2.How do you define variable xn with value 'Rani' and print it on screen? </text:p>
          <text:p text:style-name="P33"><text:span text:style-name="T15">bobby@blade</text:span>:<text:span text:style-name="T15">~/cse/cse460/Lab2</text:span><text:span text:style-name="T16">$</text:span> xn=’Rani’</text:p>
        </text:list-item>
      </text:list>
      <text:p text:style-name="P27"><text:span text:style-name="T15"><text:tab/>bobby@blade</text:span>:<text:span text:style-name="T15">~/cse/cse460/Lab2</text:span><text:span text:style-name="T16">$</text:span> echo $xn</text:p>
      <text:p text:style-name="P37"><text:tab/>Rani</text:p>
      <text:list xml:id="list153007351055037" text:continue-numbering="true" text:style-name="L3">
        <text:list-item>
          <text:p text:style-name="P23">Q.3.How do you print the sum of two numbers, say, 6 and 3?</text:p>
          <text:p text:style-name="P25"><text:s/><text:span text:style-name="T23">bobby@blade</text:span><text:span text:style-name="T22">:</text:span><text:span text:style-name="T23">~/cse/cse460/Lab2</text:span><text:span text:style-name="T24">$</text:span><text:span text:style-name="T22"> echo <text:s/>$((6+3))</text:span></text:p>
        </text:list-item>
      </text:list>
      <text:p text:style-name="P41"><text:tab/>9</text:p>
      <text:list xml:id="list153008757261020" text:continue-numbering="true" text:style-name="L3">
        <text:list-item>
          <text:p text:style-name="P23">Q.4.How do you define two variables x=20, y=5 and then print the quotient of x and y (i.e. x/y)?</text:p>
          <text:p text:style-name="P24"><text:span text:style-name="T15">bobby@blade</text:span>:<text:span text:style-name="T15">~/cse/cse460/Lab2</text:span><text:span text:style-name="T16">$</text:span> x=20; y=5</text:p>
        </text:list-item>
      </text:list>
      <text:p text:style-name="P28"><text:span text:style-name="T15"><text:tab/>bobby@blade</text:span>:<text:span text:style-name="T15">~/cse/cse460/Lab2</text:span><text:span text:style-name="T16">$</text:span> echo $((x/y))</text:p>
      <text:p text:style-name="P40"><text:tab/>4</text:p>
      <text:list xml:id="list153008856887656" text:continue-numbering="true" text:style-name="L3">
        <text:list-item>
          <text:p text:style-name="P22"><text:soft-page-break/>Q.5.Modify the above question to store the result of dividing x by y to a variable called z. </text:p>
          <text:p text:style-name="P32"><text:span text:style-name="T15">bobby@blade</text:span>:<text:span text:style-name="T15">~/cse/cse460/Lab2</text:span><text:span text:style-name="T16">$</text:span> x=20; y=5</text:p>
        </text:list-item>
      </text:list>
      <text:p text:style-name="P27"><text:span text:style-name="T15"><text:tab/>bobby@blade</text:span>:<text:span text:style-name="T15">~/cse/cse460/Lab2</text:span><text:span text:style-name="T16">$</text:span> z=$((x/y))</text:p>
      <text:p text:style-name="P27"><text:span text:style-name="T15"><text:tab/>bobby@blade</text:span>:<text:span text:style-name="T15">~/cse/cse460/Lab2</text:span><text:span text:style-name="T16">$</text:span> echo $z</text:p>
      <text:p text:style-name="P43"><text:span text:style-name="T22"><text:tab/>4</text:span></text:p>
      <text:list xml:id="list153008183471214" text:continue-numbering="true" text:style-name="L3">
        <text:list-item>
          <text:p text:style-name="P22">Now do the following: </text:p>
          <text:list>
            <text:list-item>
              <text:p text:style-name="P22">Create a shell script named <text:span text:style-name="T18">testShell.sh</text:span> that contains the statement: </text:p>
              <text:list>
                <text:list-header>
                  <text:p text:style-name="P22">XYZ=2017 </text:p>
                </text:list-header>
              </text:list>
            </text:list-item>
            <text:list-item>
              <text:p text:style-name="P22">Execute the script using: </text:p>
              <text:list>
                <text:list-header>
                  <text:p text:style-name="P22">$ ./testShell.sh </text:p>
                </text:list-header>
              </text:list>
            </text:list-item>
            <text:list-item>
              <text:p text:style-name="P22">Execute </text:p>
              <text:list>
                <text:list-header>
                  <text:p text:style-name="P22">$ echo $XYZ </text:p>
                </text:list-header>
              </text:list>
              <text:p text:style-name="P22">What do you see? </text:p>
            </text:list-item>
            <text:list-item>
              <text:p text:style-name="P22">Now execute the script using: </text:p>
              <text:list>
                <text:list-header>
                  <text:p text:style-name="P22">$ .   ./testShell.sh </text:p>
                </text:list-header>
              </text:list>
            </text:list-item>
            <text:list-item>
              <text:p text:style-name="P22">Execute again: </text:p>
              <text:list>
                <text:list-header>
                  <text:p text:style-name="P22">$ echo $XYZ </text:p>
                </text:list-header>
              </text:list>
              <text:p text:style-name="P16">What do you see? Explain the differenc<text:span text:style-name="T27">e</text:span> you observe in the two cases. <text:tab/></text:p>
            </text:list-item>
          </text:list>
          <text:p text:style-name="P18"><text:tab/><text:span text:style-name="T15">bobby@blade</text:span>:<text:span text:style-name="T15">~/cse/cse460/Lab2</text:span><text:span text:style-name="T16">$</text:span> chmod 755 testShell.sh </text:p>
        </text:list-item>
      </text:list>
      <text:p text:style-name="P27"><text:span text:style-name="T15"><text:tab/>bobby@blade</text:span>:<text:span text:style-name="T15">~/cse/cse460/Lab2</text:span><text:span text:style-name="T16">$</text:span> ./testShell.sh </text:p>
      <text:p text:style-name="P27"><text:span text:style-name="T15"><text:tab/>bobby@blade</text:span>:<text:span text:style-name="T15">~/cse/cse460/Lab2</text:span><text:span text:style-name="T16">$</text:span> echo $XYZ</text:p>
      <text:p text:style-name="P27"><text:tab/></text:p>
      <text:p text:style-name="P27"><text:span text:style-name="T15"><text:tab/>bobby@blade</text:span>:<text:span text:style-name="T15">~/cse/cse460/Lab2</text:span><text:span text:style-name="T16">$</text:span> . ./testShell.sh </text:p>
      <text:p text:style-name="P27"><text:span text:style-name="T15"><text:tab/>bobby@blade</text:span>:<text:span text:style-name="T15">~/cse/cse460/Lab2</text:span><text:span text:style-name="T16">$</text:span> echo $XYZ</text:p>
      <text:p text:style-name="P37"><text:tab/>2017</text:p>
      <text:p text:style-name="P38">Answer: </text:p>
      <text:p text:style-name="P38"><text:span text:style-name="T6"><text:tab/>When executing </text:span><text:span text:style-name="T10">the script without using a . before it, the variable, XYZ, was not being set in the current shell. When the script was ran with a . preceding it, the XYZ variable was properly set to 2017 within the same shell. This is why 2017 is only being printed in the second case.</text:span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oft-page-break/><text:span text:style-name="T10"/></text:p>
      <text:p text:style-name="P38"><text:span text:style-name="T10">Now try the </text:span><text:span text:style-name="T11">nice</text:span><text:span text:style-name="T10"> and </text:span><text:span text:style-name="T11">renice</text:span><text:span text:style-name="T10"> command on one of your processes.</text:span></text:p>
      <text:p text:style-name="P39"><text:span text:style-name="T15">bobby@blade:~/cse/cse460/Lab2$ nice ./a.out &amp;</text:span></text:p>
      <text:p text:style-name="P27">[1] 5618</text:p>
      <text:p text:style-name="P27"><text:span text:style-name="T15">bobby@blade</text:span>:<text:span text:style-name="T15">~/cse/cse460/Lab2</text:span><text:span text:style-name="T16">$</text:span> ps -l</text:p>
      <text:p text:style-name="P27">F S <text:s text:c="2"/>UID <text:s text:c="2"/>PID <text:s/>PPID <text:s/>C PRI <text:s/>NI ADDR SZ WCHAN <text:s/>TTY <text:s text:c="9"/>TIME CMD</text:p>
      <text:p text:style-name="P27">0 S <text:s/>1000 <text:s/>3590 <text:s/>2727 <text:s/>0 <text:s/>80 <text:s text:c="2"/>0 - <text:s/>6033 wait <text:s text:c="2"/>pts/1 <text:s text:c="3"/>00:00:00 bash</text:p>
      <text:p text:style-name="P27">0 R <text:s/>1000 <text:s/>5618 <text:s/>3590 99 <text:s/>90 <text:s/>10 - <text:s/>1094 - <text:s text:c="5"/>pts/1 <text:s text:c="3"/>00:00:09 a.out</text:p>
      <text:p text:style-name="P37">4 R <text:s/>1000 <text:s/>5619 <text:s/>3590 <text:s/>0 <text:s/>80 <text:s text:c="2"/>0 - <text:s/>7227 - <text:s text:c="5"/>pts/1 <text:s text:c="3"/>00:00:00 ps</text:p>
      <text:p text:style-name="P39"><text:span text:style-name="T15"/></text:p>
      <text:p text:style-name="P39"><text:span text:style-name="T15">bobby@blade</text:span>:<text:span text:style-name="T15">~/cse/cse460/Lab2</text:span><text:span text:style-name="T16">$</text:span> renice 20 5504</text:p>
      <text:p text:style-name="P39">5504 (process ID) old priority 0, new priority 19</text:p>
      <text:p text:style-name="P27"><text:span text:style-name="T15">bobby@blade</text:span>:<text:span text:style-name="T15">~/cse/cse460/Lab2</text:span><text:span text:style-name="T16">$</text:span> ps -l</text:p>
      <text:p text:style-name="P27">F S <text:s text:c="2"/>UID <text:s text:c="2"/>PID <text:s/>PPID <text:s/>C PRI <text:s/>NI ADDR SZ WCHAN <text:s/>TTY <text:s text:c="9"/>TIME CMD</text:p>
      <text:p text:style-name="P27">0 S <text:s/>1000 <text:s/>3590 <text:s/>2727 <text:s/>0 <text:s/>80 <text:s text:c="2"/>0 - <text:s/>6033 wait <text:s text:c="2"/>pts/1 <text:s text:c="3"/>00:00:00 bash</text:p>
      <text:p text:style-name="P27">0 R <text:s/>1000 <text:s/>5504 <text:s/>3590 99 <text:s/>99 <text:s/>19 - <text:s/>1094 - <text:s text:c="5"/>pts/1 <text:s text:c="3"/>00:01:28 a.out</text:p>
      <text:p text:style-name="P37">4 R <text:s/>1000 <text:s/>5538 <text:s/>3590 <text:s/>0 <text:s/>80 <text:s text:c="2"/>0 - <text:s/>7227 - <text:s text:c="5"/>pts/1 <text:s text:c="3"/>00:00:00 ps</text:p>
      <text:p text:style-name="P36"/>
      <text:p text:style-name="P36"/>
      <text:p text:style-name="P1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4:36:41.210002543</meta:creation-date>
    <dc:date>2019-04-11T15:28:00.846135560</dc:date>
    <meta:editing-duration>PT1H19M43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4" meta:paragraph-count="114" meta:word-count="676" meta:character-count="4104" meta:non-whitespace-character-count="3331"/>
  </office:meta>
</office:document-meta>
</file>